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ulkcomp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allID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2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3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5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6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7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8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9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10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11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12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13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1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15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16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17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18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19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20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21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22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23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2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25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26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27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28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29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30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31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32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33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3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35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36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37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38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39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40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41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42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43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4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45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46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47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48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49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50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51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52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53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5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55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56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57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58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59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60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61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62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63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6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65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66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67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68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69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70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71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72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73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7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75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76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77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78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79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80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81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82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83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8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85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86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87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88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89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90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91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1-[.B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1-[.B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1-[.B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1-[.B95]" office:value-type="float" office:value="0" calcext:value-type="float">
            <text:p>0</text:p>
          </table:table-cell>
        </table:table-row>
      </table:table>
      <table:table table:name="initRZ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allID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2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3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5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6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7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8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9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10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11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12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13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1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15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16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17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18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19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20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21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22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23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2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25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26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27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28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29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30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31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32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33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3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35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36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37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38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39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40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41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42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43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4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45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46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47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48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49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50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51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52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53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5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55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56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57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58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59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60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61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62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63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6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65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66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67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68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69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70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71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72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73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7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75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76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77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78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79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80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81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82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83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8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85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86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87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88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89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90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2/(2+3))" office:value-type="float" office:value="0.4" calcext:value-type="float">
            <text:p>0.4</text:p>
          </table:table-cell>
          <table:table-cell table:formula="of:=1-[.B91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1-[.B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1-[.B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1-[.B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1-[.B95]" office:value-type="float" office:value="0" calcext:value-type="float">
            <text:p>0</text:p>
          </table:table-cell>
        </table:table-row>
      </table:table>
      <table:table table:name="temperatur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allIDX</text:p>
          </table:table-cell>
          <table:table-cell office:value-type="string" calcext:value-type="string">
            <text:p>Temperatu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400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400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400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400" office:value-type="float" office:value="400" calcext:value-type="float">
            <text:p>400</text:p>
          </table:table-cell>
        </table:table-row>
      </table:table>
      <table:table table:name="dx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allIDX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0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09:11:12.134696826</meta:creation-date>
    <dc:date>2022-06-14T10:50:25.291199229</dc:date>
    <meta:editing-duration>PT27M23S</meta:editing-duration>
    <meta:editing-cycles>3</meta:editing-cycles>
    <meta:generator>LibreOffice/7.3.4.2$Linux_X86_64 LibreOffice_project/30$Build-2</meta:generator>
    <meta:document-statistic meta:table-count="4" meta:cell-count="950" meta:object-count="0"/>
  </office:meta>
</office:document-meta>
</file>